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Text_20_body"/>
          <text:p text:style-name="Textkörper_20_Einrückung_20_Organon">Extension für LibreOffice (LO) und OpenOffice (OO)</text:p>
          <text:p text:style-name="Textkörper_20_Einrückung_20_Organon">getestet für Win7 (LO 4.2.0.4 und OO 4.0.1) und Ubuntu 13.10 (LO 4.2.0.4), ungetestet für Mac </text:p>
          <text:p text:style-name="Textkörper_20_Einrückung_20_Organon"/>
          <text:p text:style-name="Textkörper_20_Einrückung_20_Organon"/>
          <text:p text:style-name="Textkörper_20_Einrückung_20_Organon"><text:span text:style-name="T1">Hinweis</text:span>: Dies ist eine Beta Version.</text:p>
          <text:p text:style-name="Text_20_body_20_indent"/>
          <text:p text:style-name="Text_20_body_20_indent"/>
          <text:p text:style-name="Text_20_body_20_indent">Organon ist ein Werkzeug für eine </text:p>
          <text:p text:style-name="P1">übersichtliche Navigation zwischen </text:p>
          <text:p text:style-name="P1">Texten in Writer.</text:p>
          <text:p text:style-name="P1">(OpenOffice und LibreOffice)</text:p>
          <text:p text:style-name="P1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60" meta:character-count="470" meta:non-whitespace-character-count="415"/>
    <dc:date>2014-07-09T10:57:40.219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